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4pt" style:text-underline-style="solid" style:text-underline-width="auto" style:text-underline-color="font-color" fo:font-weight="bold" officeooo:rsid="0004d00c" officeooo:paragraph-rsid="0004d00c" style:font-size-asian="21pt" style:font-weight-asian="bold" style:font-size-complex="24pt" style:font-weight-complex="bold"/>
    </style:style>
    <style:style style:name="P2" style:family="paragraph" style:parent-style-name="Standard">
      <style:text-properties style:font-name="Arial" fo:font-size="24pt" style:text-underline-style="solid" style:text-underline-width="auto" style:text-underline-color="font-color" fo:font-weight="bold" officeooo:rsid="0004d00c" officeooo:paragraph-rsid="0004d00c" style:font-size-asian="21pt" style:font-weight-asian="bold" style:font-size-complex="24pt" style:font-weight-complex="bold"/>
    </style:style>
    <style:style style:name="P3" style:family="paragraph" style:parent-style-name="Standard">
      <style:text-properties style:font-name="Arial" fo:font-size="14pt" officeooo:rsid="0004d00c" officeooo:paragraph-rsid="0004d00c" style:font-size-asian="14pt" style:font-size-complex="14pt"/>
    </style:style>
    <style:style style:name="P4" style:family="paragraph" style:parent-style-name="Standard">
      <style:text-properties style:font-name="Arial" fo:font-size="14pt" style:text-underline-style="solid" style:text-underline-width="auto" style:text-underline-color="font-color" fo:font-weight="bold" officeooo:rsid="0009e735" officeooo:paragraph-rsid="0009e735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rial" fo:font-size="12pt" style:text-underline-style="none" fo:font-weight="normal" officeooo:rsid="00072c3a" officeooo:paragraph-rsid="00072c3a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Arial" fo:font-size="12pt" style:text-underline-style="none" fo:font-weight="normal" officeooo:rsid="00078f12" officeooo:paragraph-rsid="00078f12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Arial" fo:font-size="12pt" style:text-underline-style="none" fo:font-weight="normal" officeooo:rsid="00078f12" officeooo:paragraph-rsid="000816e5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Arial" fo:font-size="12pt" style:text-underline-style="none" fo:font-weight="normal" officeooo:rsid="0008c4ca" officeooo:paragraph-rsid="0008c4ca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Arial" fo:font-size="12pt" style:text-underline-style="none" fo:font-weight="normal" officeooo:rsid="0009e735" officeooo:paragraph-rsid="0009e735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Arial" fo:font-size="12pt" style:text-underline-style="none" fo:font-weight="normal" officeooo:rsid="000816e5" officeooo:paragraph-rsid="000816e5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Arial" fo:font-size="12pt" style:text-underline-style="solid" style:text-underline-width="auto" style:text-underline-color="font-color" fo:font-weight="bold" officeooo:rsid="00072c3a" officeooo:paragraph-rsid="00072c3a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break-before="page"/>
      <style:text-properties style:font-name="Arial" fo:font-size="12pt" style:text-underline-style="none" fo:font-weight="normal" officeooo:rsid="0009e735" officeooo:paragraph-rsid="0009e735" style:font-size-asian="10.5pt" style:font-weight-asian="normal" style:font-size-complex="12pt" style:font-weight-complex="normal"/>
    </style:style>
    <style:style style:name="P13" style:family="paragraph" style:parent-style-name="Preformatted_20_Text">
      <style:text-properties fo:font-variant="normal" fo:text-transform="none" fo:color="#202124" style:font-name="Arial" fo:font-size="12pt" fo:letter-spacing="normal" fo:language="es" fo:country="ES" fo:font-style="normal" style:text-underline-style="none" fo:font-weight="normal" officeooo:rsid="0009e735" officeooo:paragraph-rsid="0009e735" style:font-size-asian="12pt" style:font-weight-asian="normal" style:font-size-complex="12pt" style:font-weight-complex="normal"/>
    </style:style>
    <style:style style:name="P14" style:family="paragraph" style:parent-style-name="Preformatted_20_Text">
      <style:text-properties style:font-name="Arial" fo:font-size="12pt" fo:language="es" fo:country="ES" style:font-size-asian="12pt" style:font-size-complex="12pt"/>
    </style:style>
    <style:style style:name="P15" style:family="paragraph" style:parent-style-name="Preformatted_20_Text">
      <loext:graphic-properties draw:fill="solid" draw:fill-color="#f8f9fa" draw:opacity="100%"/>
      <style:paragraph-properties fo:background-color="#f8f9fa" style:writing-mode="lr-tb"/>
      <style:text-properties style:font-name="Arial" fo:font-size="12pt" fo:language="es" fo:country="ES" style:font-size-asian="12pt" style:font-size-complex="12pt"/>
    </style:style>
    <style:style style:name="P16" style:family="paragraph" style:parent-style-name="Preformatted_20_Text">
      <loext:graphic-properties draw:fill="solid" draw:fill-color="#f8f9fa" draw:opacity="100%"/>
      <style:paragraph-properties fo:background-color="#f8f9fa" style:writing-mode="lr-tb"/>
      <style:text-properties style:font-name="Arial" fo:font-size="12pt" fo:language="es" fo:country="ES" officeooo:rsid="000a7258" officeooo:paragraph-rsid="000a7258" style:font-size-asian="12pt" style:font-size-complex="12pt"/>
    </style:style>
    <style:style style:name="P17" style:family="paragraph" style:parent-style-name="Preformatted_20_Text">
      <loext:graphic-properties draw:fill="solid" draw:fill-color="#f8f9fa" draw:opacity="100%"/>
      <style:paragraph-properties fo:background-color="#f8f9fa" style:writing-mode="lr-tb"/>
      <style:text-properties style:font-name="Arial" fo:font-size="12pt" fo:language="es" fo:country="ES" style:text-underline-style="none" fo:font-weight="normal" officeooo:rsid="000aed26" officeooo:paragraph-rsid="000aed26" style:font-size-asian="10.5pt" style:font-weight-asian="normal" style:font-size-complex="12pt" style:font-weight-complex="normal"/>
    </style:style>
    <style:style style:name="P18" style:family="paragraph" style:parent-style-name="Preformatted_20_Text">
      <loext:graphic-properties draw:fill="solid" draw:fill-color="#f8f9fa" draw:opacity="100%"/>
      <style:paragraph-properties fo:background-color="#f8f9fa" style:writing-mode="lr-tb"/>
      <style:text-properties style:font-name="Arial" fo:font-size="12pt" fo:language="es" fo:country="ES" style:text-underline-style="none" fo:font-weight="normal" officeooo:rsid="000c6a5a" officeooo:paragraph-rsid="000c6a5a" style:font-size-asian="10.5pt" style:font-weight-asian="normal" style:font-size-complex="12pt" style:font-weight-complex="normal"/>
    </style:style>
    <style:style style:name="P19" style:family="paragraph" style:parent-style-name="Preformatted_20_Text">
      <loext:graphic-properties draw:fill="solid" draw:fill-color="#f8f9fa" draw:opacity="100%"/>
      <style:paragraph-properties fo:background-color="#f8f9fa" style:writing-mode="lr-tb"/>
      <style:text-properties style:font-name="Arial" fo:font-size="12pt" fo:language="es" fo:country="ES" style:text-underline-style="none" fo:font-weight="normal" officeooo:rsid="000e02ad" officeooo:paragraph-rsid="000e02ad" style:font-size-asian="10.5pt" style:font-weight-asian="normal" style:font-size-complex="12pt" style:font-weight-complex="normal"/>
    </style:style>
    <style:style style:name="P20" style:family="paragraph" style:parent-style-name="Preformatted_20_Text">
      <loext:graphic-properties draw:fill="solid" draw:fill-color="#f8f9fa" draw:opacity="100%"/>
      <style:paragraph-properties fo:background-color="#f8f9fa" style:writing-mode="lr-tb"/>
      <style:text-properties style:font-name="Arial" fo:font-size="12pt" fo:language="es" fo:country="ES" style:text-underline-style="none" fo:font-weight="normal" officeooo:rsid="000eb8d6" officeooo:paragraph-rsid="000eb8d6" style:font-size-asian="10.5pt" style:font-weight-asian="normal" style:font-size-complex="12pt" style:font-weight-complex="normal"/>
    </style:style>
    <style:style style:name="P21" style:family="paragraph" style:parent-style-name="Preformatted_20_Text">
      <loext:graphic-properties draw:fill="solid" draw:fill-color="#f8f9fa" draw:opacity="100%"/>
      <style:paragraph-properties fo:background-color="#f8f9fa" style:writing-mode="lr-tb"/>
      <style:text-properties style:font-name="Arial" fo:font-size="12pt" fo:language="es" fo:country="ES" style:text-underline-style="none" fo:font-weight="normal" officeooo:rsid="001062a6" officeooo:paragraph-rsid="001062a6" style:font-size-asian="10.5pt" style:font-weight-asian="normal" style:font-size-complex="12pt" style:font-weight-complex="normal"/>
    </style:style>
    <style:style style:name="P22" style:family="paragraph" style:parent-style-name="Preformatted_20_Text">
      <loext:graphic-properties draw:fill="solid" draw:fill-color="#f8f9fa" draw:opacity="100%"/>
      <style:paragraph-properties fo:background-color="#f8f9fa" style:writing-mode="lr-tb"/>
      <style:text-properties style:font-name="Arial" fo:font-size="12pt" fo:language="es" fo:country="ES" style:text-underline-style="none" fo:font-weight="normal" officeooo:rsid="00114a9c" officeooo:paragraph-rsid="00114a9c" style:font-size-asian="10.5pt" style:font-weight-asian="normal" style:font-size-complex="12pt" style:font-weight-complex="normal"/>
    </style:style>
    <style:style style:name="P23" style:family="paragraph" style:parent-style-name="Preformatted_20_Text">
      <loext:graphic-properties draw:fill="solid" draw:fill-color="#f8f9fa" draw:opacity="100%"/>
      <style:paragraph-properties fo:background-color="#f8f9fa" style:writing-mode="lr-tb"/>
      <style:text-properties style:font-name="Arial" fo:font-size="14pt" fo:language="es" fo:country="ES" style:text-underline-style="none" fo:font-weight="normal" officeooo:rsid="000e02ad" officeooo:paragraph-rsid="000e02ad" style:font-size-asian="14pt" style:font-weight-asian="normal" style:font-size-complex="14pt" style:font-weight-complex="normal"/>
    </style:style>
    <style:style style:name="P24" style:family="paragraph" style:parent-style-name="Preformatted_20_Text">
      <loext:graphic-properties draw:fill="solid" draw:fill-color="#f8f9fa" draw:opacity="100%"/>
      <style:paragraph-properties fo:background-color="#f8f9fa" style:writing-mode="lr-tb"/>
      <style:text-properties style:font-name="Arial" fo:font-size="14pt" fo:language="es" fo:country="ES" style:text-underline-style="solid" style:text-underline-width="auto" style:text-underline-color="font-color" fo:font-weight="bold" officeooo:rsid="000a7258" officeooo:paragraph-rsid="000a7258" style:font-size-asian="14pt" style:font-weight-asian="bold" style:font-size-complex="14pt" style:font-weight-complex="bold"/>
    </style:style>
    <style:style style:name="P25" style:family="paragraph" style:parent-style-name="Preformatted_20_Text">
      <loext:graphic-properties draw:fill="solid" draw:fill-color="#f8f9fa" draw:opacity="100%"/>
      <style:paragraph-properties fo:background-color="#f8f9fa" style:writing-mode="lr-tb"/>
      <style:text-properties style:font-name="Arial" fo:font-size="14pt" fo:language="es" fo:country="ES" style:text-underline-style="solid" style:text-underline-width="auto" style:text-underline-color="font-color" fo:font-weight="bold" officeooo:rsid="001062a6" officeooo:paragraph-rsid="001062a6" style:font-size-asian="14pt" style:font-weight-asian="bold" style:font-size-complex="14pt" style:font-weight-complex="bold"/>
    </style:style>
    <style:style style:name="P26" style:family="paragraph" style:parent-style-name="Standard">
      <style:text-properties style:font-name="Arial"/>
    </style:style>
    <style:style style:name="P27" style:family="paragraph" style:parent-style-name="Standard"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8" style:family="paragraph" style:parent-style-name="Preformatted_20_Text">
      <loext:graphic-properties draw:fill="solid" draw:fill-color="#f8f9fa" draw:opacity="100%"/>
      <style:paragraph-properties fo:background-color="#f8f9fa" style:writing-mode="lr-tb"/>
      <style:text-properties style:font-name="Arial" fo:font-size="14pt" officeooo:rsid="0004d00c" officeooo:paragraph-rsid="001062a6" style:font-size-asian="14pt" style:font-size-complex="14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a7258" style:font-size-asian="14pt" style:font-size-complex="14pt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fo:font-size="14pt" style:text-underline-style="solid" style:text-underline-width="auto" style:text-underline-color="font-color" fo:font-weight="bold" officeooo:rsid="000a7258" style:font-size-asian="14pt" style:font-weight-asian="bold" style:font-size-complex="14pt" style:font-weight-complex="bold"/>
    </style:style>
    <style:style style:name="T6" style:family="text">
      <style:text-properties officeooo:rsid="00078f12"/>
    </style:style>
    <style:style style:name="T7" style:family="text">
      <style:text-properties officeooo:rsid="000816e5"/>
    </style:style>
    <style:style style:name="T8" style:family="text">
      <style:text-properties officeooo:rsid="0008c4ca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officeooo:rsid="000c6a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tos de centros educativos en la CCAA de Catalunya.</text:p>
      <text:p text:style-name="P1"/>
      <text:p text:style-name="P27">1.- Introducción.</text:p>
      <text:p text:style-name="Standard"/>
      <text:p text:style-name="P26">A partir de los datos de centros educativos de la CCAA de Catalunya, contenidos en un archivo csv, se llevará a cabo la transformación a datos enlazados en formato RDF. Finalmente los datos enlazados seran explotados.</text:p>
      <text:p text:style-name="P5"/>
      <text:p text:style-name="P5"/>
      <text:p text:style-name="P5"><text:span text:style-name="T2">2</text:span>.- <text:span text:style-name="T4">Transformación.</text:span></text:p>
      <text:p text:style-name="P11"/>
      <text:p text:style-name="P5">En los <text:span text:style-name="T6">siguientes apartados se describe de manera más detallada el proceso de transformación y generación, a partir de una fuente de datos, de datos enlazados.</text:span></text:p>
      <text:p text:style-name="P5"/>
      <text:p text:style-name="P6"><text:span text:style-name="T2">2.1</text:span>.- <text:span text:style-name="T1">Fuente de datos </text:span>.-</text:p>
      <text:p text:style-name="P6"/>
      <text:p text:style-name="P7">La fuente de datos seleccionada contiene información organizativa de centros educativos públicos, privados y concertados de la CCAA de Catalunya. Los datos han sido descargados desde el portal de datos abiertos de la Generalitat de Catalunya <text:a xlink:type="simple" xlink:href="https://governobert.gencat.cat/ca/dades_obertes/" text:style-name="Internet_20_link" text:visited-style-name="Visited_20_Internet_20_Link">https://governobert.gencat.cat/ca/dades_obertes/</text:a> . <text:span text:style-name="T7">He seleccionado este conjunto de datos principalmente por tres motivos :</text:span></text:p>
      <text:p text:style-name="P7"/>
      <text:p text:style-name="P10">.- <text:s/>porqué me parece interesante poder facilitar el acceso de la ciudadania a la información generada por las instituciones y administraciones (igualdad ). </text:p>
      <text:p text:style-name="P7">.- <text:span text:style-name="T8">impulsar los procesos de conocimiento y colaboración en la sociedad (empoderamiento).</text:span></text:p>
      <text:p text:style-name="P7">.- <text:span text:style-name="T8">contribuir a la ampliación de la interconnexión de datos en la red y por lo tanto de su accesibilidad.</text:span></text:p>
      <text:p text:style-name="P7"/>
      <text:p text:style-name="P8">El portal dispone de un catálogo de conjuntos de datos que son actualizados de manera regular y en función del contenido. La colección de datos seleccionada puede ser complementada con otras fuentes de datos, como por ejemplo, resultados de la pruebas PISA, alumnos matriculados, datos COVID-19, etc. </text:p>
      <text:p text:style-name="P8"/>
      <text:p text:style-name="P9"><text:span text:style-name="T2">2.2</text:span>.- <text:span text:style-name="T4">Estudio de los datos.</text:span></text:p>
      <text:p text:style-name="P4"/>
      <text:p text:style-name="P9"><text:span text:style-name="T2"><text:tab/></text:span><text:span text:style-name="T3">2.2.1.- </text:span><text:span text:style-name="T5">Condiciones de uso</text:span><text:span text:style-name="T3">.</text:span></text:p>
      <text:p text:style-name="P9"/>
      <text:p text:style-name="P9">El data set está sujeto a unas condiciones de uso :</text:p>
      <text:p text:style-name="P9"/>
      <text:p text:style-name="P13">.- <text:span text:style-name="T10">Licencia abierta</text:span> de uso de información : acuerdo de licencia que permite a los usuarios compartir, modificar y utilizar libremente esta información de forma flexible sólo respetando ciertas condiciones establecidas en la sección de Condiciones de uso.</text:p>
      <text:p text:style-name="P9"/>
      <text:p text:style-name="P12"/>
      <text:p text:style-name="P14"><text:bookmark text:name="tw-target-text"/>¿Qué permite esta licencia ?</text:p>
      <text:p text:style-name="P14"/>
      <text:p text:style-name="P15">La reutilización de la información.</text:p>
      <text:p text:style-name="P15">La distribución y la comunicación pública de la información.</text:p>
      <text:p text:style-name="P15">La <text:span text:style-name="T10">transformación de la información</text:span> para realizar obras derivadas, para todo el mundo y sin limitación temporal alguna, siempre que no se contradiga con la licencia o aviso que pueda tener un conjunto de datos específicamente, que es la que prevalece.</text:p>
      <text:p text:style-name="P15"/>
      <text:p text:style-name="P16"/>
      <text:p text:style-name="P16"><text:tab/><text:span text:style-name="T2">2.2.2.- </text:span><text:span text:style-name="T4">Estructura de los datos.</text:span></text:p>
      <text:p text:style-name="P24"/>
      <text:p text:style-name="P17">El data set es un directorio de centros educativos con enseñanzas autorizadas, con la información de localización y contacto del centro, con las enseñanzas autorizadas desde el curso 2015-2016 hasta el curso 2019-2020. Actualizado a 21 de Junio del 2021.</text:p>
      <text:p text:style-name="P17"/>
      <text:p text:style-name="P17">La fuente de información es el Registro de Centros Docentes, gestionado por la Dirección General de Centros Públicos. Los directorios se actualizan en septiembre y enero.</text:p>
      <text:p text:style-name="P17"/>
      <text:p text:style-name="P17">La información está estructurada en columnas y filas. Los literales de las cabeceras de las columnas nos indican el tipo de información que contiene. A continuación se describen las más relevantes y utilizadas en la transformación a datos enlazados.</text:p>
      <text:p text:style-name="P17"/>
      <text:p text:style-name="P17"><text:span text:style-name="T9">&lt;codi centre&gt;</text:span> Código que identifica de manera unívoca a cada centro educativo.</text:p>
      <text:p text:style-name="P17"><text:span text:style-name="T9">&lt;denominación completa&gt;</text:span> Nombre del centro educativo.</text:p>
      <text:p text:style-name="P17"><text:span text:style-name="T9">&lt;nombre naturaleza&gt;</text:span> Titularidad, <text:span text:style-name="T11">p.ej : </text:span>público, privado, etc.</text:p>
      <text:p text:style-name="P18"><text:span text:style-name="T9">&lt;nombre titularidad&gt;</text:span> Titular, p.ej : Departament d’ensenyament.</text:p>
      <text:p text:style-name="P18"><text:span text:style-name="T9">&lt;dirección&gt;</text:span> Dirección del centro educativo.</text:p>
      <text:p text:style-name="P18"><text:span text:style-name="T9">&lt;codi postal&gt;</text:span> Código postal.</text:p>
      <text:p text:style-name="P18"><text:span text:style-name="T9">&lt;teléfono&gt;</text:span> Número de teléfono.</text:p>
      <text:p text:style-name="P18"><text:span text:style-name="T9">&lt;fax&gt;</text:span> Número de fax.</text:p>
      <text:p text:style-name="P18"><text:span text:style-name="T9">&lt;nombre delegación&gt;</text:span> Delegación territorial de la que depende un centro educativo.</text:p>
      <text:p text:style-name="P18"><text:span text:style-name="T9">&lt;nombre comarca&gt;</text:span> Comarca del centro educativo.</text:p>
      <text:p text:style-name="P18"><text:span text:style-name="T9">&lt;nombre municipio&gt;</text:span> Municipio del centro educativo.</text:p>
      <text:p text:style-name="P18"><text:span text:style-name="T9">&lt;coordenadas GeoX&gt;</text:span> Longitud</text:p>
      <text:p text:style-name="P18"><text:span text:style-name="T9">&lt;coordenadas GeoY&gt;</text:span> Latitud</text:p>
      <text:p text:style-name="P18"><text:span text:style-name="T9">&lt;email&gt;</text:span> Correo electrónico del centro educativo.</text:p>
      <text:p text:style-name="P18"><text:span text:style-name="T9">&lt;enseñanzas autorizadas&gt;</text:span> Niveles educativos autorizados.</text:p>
      <text:p text:style-name="P18"/>
      <text:p text:style-name="P22">Teniendo en cuenta que el archivo original dispone de más de 20.000 registros, he limitado el archivo a una zona territorial ( Maresme y Vallés Oriental ) y centros educativos públicos. El motivo es la capacidad limitada de cálculo del equipo, p.ej : para realizar una reconciliación de miles de registros la cantidad de tiempo invertido hace que el estudio y análisis de los datos no sea viable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23">2.3.- <text:span text:style-name="T1">Estrategia de nombrado.</text:span></text:p>
      <text:p text:style-name="P19"/>
      <text:p text:style-name="P20">La clasificación de los datos por ámbitos temáticos se rige por <text:a xlink:type="simple" xlink:href="https://www.boe.es/boe/dias/2013/03/04/pdfs/BOE-A-2013-2380.pdf" text:style-name="Internet_20_link" text:visited-style-name="Visited_20_Internet_20_Link">https://www.boe.es/boe/dias/2013/03/04/pdfs/BOE-A-2013-2380.pdf</text:a> . A partir de la norma se han aplicado un conjunto de recomendaciones para normalizar las URI’s :</text:p>
      <text:p text:style-name="P20"/>
      <text:p text:style-name="P20"/>
      <text:p text:style-name="P17">a) Seleccionar identificadores alfanuméricos cortos únicos, que sean representativos,</text:p>
      <text:p text:style-name="P17">intuitivos y semánticos.</text:p>
      <text:p text:style-name="P17">b) Usar siempre minúsculas, salvo en los casos en los que se utilice el nombre de la</text:p>
      <text:p text:style-name="P17">clase o concepto. Habitualmente, los nombres de las clases se representan con el primer</text:p>
      <text:p text:style-name="P17">carácter de cada palabra en mayúsculas.</text:p>
      <text:p text:style-name="P17">c) Eliminar todos los acentos, diéresis y símbolos de puntuación. Como excepción</text:p>
      <text:p text:style-name="P17">puede usarse el guión (–).</text:p>
      <text:p text:style-name="P17">d) Eliminar conjunciones y artículos en los casos de que el concepto a representar</text:p>
      <text:p text:style-name="P17">contenga más de una palabra.</text:p>
      <text:p text:style-name="P17">e) Puede usarse el guión (–) como separador entre palabras.</text:p>
      <text:p text:style-name="P17">f) Evitar en la medida de lo posible la abreviatura de palabras, salvo que la</text:p>
      <text:p text:style-name="P17">abreviatura sea intuitiva.</text:p>
      <text:p text:style-name="P17">Los términos que componen los URI deberán ser legibles e interpretables por el</text:p>
      <text:p text:style-name="P17">mayor número de personas posible, por lo que se utilizará el castellano o cualquiera de</text:p>
      <text:p text:style-name="P17">las lenguas oficiales.</text:p>
      <text:p text:style-name="P17"/>
      <text:p text:style-name="P20">A partir de las recomendaciones recogidas, en la norma citada con anterioridad, se han aplicado los siguientes criterios :</text:p>
      <text:p text:style-name="P20"/>
      <text:p text:style-name="P20">.- Utilizar “/” para las URIs de los individuos.</text:p>
      <text:p text:style-name="P20">.- Utilizar “#” para la ontologia.</text:p>
      <text:p text:style-name="P20">.- Dominio : <text:a xlink:type="simple" xlink:href="http://ejemplo.org/linked_data" text:style-name="Internet_20_link" text:visited-style-name="Visited_20_Internet_20_Link">http://ejemplo.org/linked_data</text:a></text:p>
      <text:p text:style-name="P20">.- URI para los individuos :</text:p>
      <text:p text:style-name="P20">.- Patrón de los individuos :</text:p>
      <text:p text:style-name="P20">.- URI de la ontologia :</text:p>
      <text:p text:style-name="P20">.- Patrón de los términos :</text:p>
      <text:p text:style-name="P20"/>
      <text:p text:style-name="P20"/>
      <text:p text:style-name="P2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4T06:51:38.316750354</meta:creation-date>
    <dc:date>2021-12-07T13:39:56.080374397</dc:date>
    <meta:editing-duration>PT41M22S</meta:editing-duration>
    <meta:editing-cycles>9</meta:editing-cycles>
    <meta:generator>LibreOffice/6.2.8.2$Linux_X86_64 LibreOffice_project/20$Build-2</meta:generator>
    <meta:document-statistic meta:table-count="0" meta:image-count="0" meta:object-count="0" meta:page-count="3" meta:paragraph-count="64" meta:word-count="859" meta:character-count="5542" meta:non-whitespace-character-count="4744"/>
  </office:meta>
</office:document-meta>
</file>